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inherit" svg:font-family="inherit"/>
    <style:font-face style:name="FreeSans2" svg:font-family="FreeSans" style:font-family-generic="swiss"/>
    <style:font-face style:name="Century Schoolbook L" svg:font-family="'Century Schoolbook 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32bff" officeooo:paragraph-rsid="00132bff" style:font-weight-asian="bold" style:font-weight-complex="bold"/>
    </style:style>
    <style:style style:name="P2" style:family="paragraph" style:parent-style-name="Standard">
      <style:paragraph-properties fo:line-height="150%" fo:text-align="justify" style:justify-single-word="false"/>
      <style:text-properties fo:font-weight="bold" officeooo:rsid="00132bff" officeooo:paragraph-rsid="00132bff" style:font-weight-asian="bold" style:font-weight-complex="bold"/>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justify" style:justify-single-word="false"/>
      <style:text-properties fo:font-weight="bold" officeooo:paragraph-rsid="00132bff" style:font-weight-asian="bold" style:font-weight-complex="bold"/>
    </style:style>
    <style:style style:name="P5" style:family="paragraph" style:parent-style-name="Standard">
      <style:paragraph-properties fo:line-height="150%" fo:text-align="justify" style:justify-single-word="false"/>
      <style:text-properties fo:font-weight="normal" officeooo:rsid="0015837c" officeooo:paragraph-rsid="0015837c" style:font-weight-asian="normal" style:font-weight-complex="normal"/>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ext-properties officeooo:paragraph-rsid="0014367b"/>
    </style:style>
    <style:style style:name="P8" style:family="paragraph" style:parent-style-name="Standard">
      <style:paragraph-properties fo:line-height="150%" fo:text-align="justify" style:justify-single-word="false"/>
      <style:text-properties officeooo:paragraph-rsid="00132bff"/>
    </style:style>
    <style:style style:name="P9" style:family="paragraph" style:parent-style-name="Standard">
      <style:paragraph-properties fo:line-height="150%" fo:text-align="justify" style:justify-single-word="false"/>
      <style:text-properties fo:font-variant="normal" fo:text-transform="none" fo:color="#800000" style:font-name="Century Schoolbook L" fo:font-size="10pt" fo:letter-spacing="normal" fo:font-style="normal" fo:font-weight="normal" officeooo:rsid="00174236" officeooo:paragraph-rsid="00174236" style:font-size-asian="10pt" style:font-size-complex="10pt"/>
    </style:style>
    <style:style style:name="P10" style:family="paragraph" style:parent-style-name="Text_20_body">
      <style:paragraph-properties fo:line-height="150%" fo:text-align="justify" style:justify-single-word="false"/>
      <style:text-properties fo:font-weight="bold" style:font-weight-asian="bold" style:font-weight-complex="bold"/>
    </style:style>
    <style:style style:name="P11" style:family="paragraph" style:parent-style-name="Text_20_body">
      <style:paragraph-properties fo:line-height="150%" fo:text-align="justify" style:justify-single-word="false"/>
      <style:text-properties fo:font-weight="normal" officeooo:rsid="00132bff" officeooo:paragraph-rsid="0014367b" style:font-weight-asian="normal" style:font-weight-complex="normal"/>
    </style:style>
    <style:style style:name="P12" style:family="paragraph" style:parent-style-name="Text_20_body">
      <style:paragraph-properties fo:line-height="150%" fo:text-align="justify" style:justify-single-word="false"/>
      <style:text-properties officeooo:paragraph-rsid="00132bff"/>
    </style:style>
    <style:style style:name="P13" style:family="paragraph" style:parent-style-name="Text_20_body">
      <style:paragraph-properties fo:line-height="150%" fo:text-align="justify" style:justify-single-word="false"/>
      <style:text-properties officeooo:paragraph-rsid="0015837c"/>
    </style:style>
    <style:style style:name="P14" style:family="paragraph" style:parent-style-name="Text_20_body">
      <style:paragraph-properties fo:line-height="150%" fo:text-align="justify" style:justify-single-word="false"/>
      <style:text-properties officeooo:paragraph-rsid="00174236"/>
    </style:style>
    <style:style style:name="P15" style:family="paragraph" style:parent-style-name="Text_20_body">
      <style:paragraph-properties fo:line-height="150%" fo:text-align="justify" style:justify-single-word="false"/>
      <style:text-properties officeooo:rsid="0018aff4" officeooo:paragraph-rsid="0018aff4"/>
    </style:style>
    <style:style style:name="P16" style:family="paragraph" style:parent-style-name="Standard" style:list-style-name="L1">
      <style:paragraph-properties fo:line-height="150%" fo:text-align="justify" style:justify-single-word="false"/>
      <style:text-properties officeooo:paragraph-rsid="0014367b"/>
    </style:style>
    <style:style style:name="P17" style:family="paragraph" style:parent-style-name="Standard" style:list-style-name="L2">
      <style:paragraph-properties fo:line-height="150%" fo:text-align="justify" style:justify-single-word="false"/>
      <style:text-properties officeooo:paragraph-rsid="00132bff"/>
    </style:style>
    <style:style style:name="P18" style:family="paragraph" style:parent-style-name="Standard" style:list-style-name="L2">
      <style:paragraph-properties fo:line-height="150%" fo:text-align="justify" style:justify-single-word="false"/>
      <style:text-properties officeooo:paragraph-rsid="0014367b"/>
    </style:style>
    <style:style style:name="P19" style:family="paragraph" style:parent-style-name="Standard" style:list-style-name="L4">
      <style:paragraph-properties fo:line-height="150%" fo:text-align="justify" style:justify-single-word="false"/>
    </style:style>
    <style:style style:name="P20" style:family="paragraph" style:parent-style-name="Standard" style:list-style-name="L4"/>
    <style:style style:name="P21" style:family="paragraph" style:parent-style-name="Standard">
      <style:text-properties fo:font-variant="normal" fo:text-transform="none" fo:color="#222222" style:font-name="arial" fo:font-size="10.5pt" fo:letter-spacing="normal" fo:font-style="normal" fo:font-weight="normal" style:font-name-asian="arial" style:font-size-asian="10.5pt" style:font-style-asian="normal" style:font-weight-asian="normal" style:font-name-complex="arial" style:font-size-complex="10.5pt" style:font-style-complex="normal" style:font-weight-complex="normal" loext:padding="0cm" loext:border="none"/>
    </style:style>
    <style:style style:name="P22" style:family="paragraph" style:parent-style-name="Padrão">
      <style:paragraph-properties fo:margin-left="0cm" fo:margin-right="0cm" fo:margin-top="0cm" fo:margin-bottom="0cm" loext:contextual-spacing="false" fo:line-height="150%" fo:text-align="start" style:justify-single-word="false" fo:text-indent="0cm" style:auto-text-indent="false"/>
      <style:text-properties fo:color="#000000" style:font-name="Century Schoolbook L" fo:font-size="10pt" fo:letter-spacing="normal" style:font-size-asian="10pt" style:font-size-complex="10pt"/>
    </style:style>
    <style:style style:name="P23" style:family="paragraph" style:parent-style-name="Text_20_body" style:list-style-name="L3">
      <style:paragraph-properties fo:line-height="150%" fo:text-align="justify" style:justify-single-word="false"/>
      <style:text-properties officeooo:paragraph-rsid="00132bff"/>
    </style:style>
    <style:style style:name="P24" style:family="paragraph" style:parent-style-name="Text_20_body" style:list-style-name="L4">
      <style:paragraph-properties fo:line-height="150%" fo:text-align="justify" style:justify-single-word="false"/>
      <style:text-properties officeooo:paragraph-rsid="0015837c"/>
    </style:style>
    <style:style style:name="P25" style:family="paragraph" style:parent-style-name="Text_20_body">
      <style:paragraph-properties fo:line-height="150%" fo:text-align="justify" style:justify-single-word="false"/>
      <style:text-properties officeooo:paragraph-rsid="00132bff"/>
    </style:style>
    <style:style style:name="P26" style:family="paragraph" style:parent-style-name="Text_20_body">
      <style:paragraph-properties fo:line-height="150%" fo:text-align="justify" style:justify-single-word="false"/>
      <style:text-properties officeooo:paragraph-rsid="0018f2ed"/>
    </style:style>
    <style:style style:name="P27" style:family="paragraph" style:parent-style-name="Text_20_body" style:list-style-name="L4">
      <style:paragraph-properties fo:line-height="150%" fo:text-align="justify" style:justify-single-word="false"/>
      <style:text-properties fo:font-weight="normal" officeooo:rsid="00132bff" officeooo:paragraph-rsid="00132bff" style:font-weight-asian="normal" style:font-weight-complex="normal"/>
    </style:style>
    <style:style style:name="P28" style:family="paragraph" style:parent-style-name="Text_20_body">
      <style:paragraph-properties fo:line-height="150%" fo:text-align="justify" style:justify-single-word="false"/>
      <style:text-properties fo:font-size="11pt" officeooo:paragraph-rsid="0018f2ed" style:font-size-asian="11pt" style:font-size-complex="11pt"/>
    </style:style>
    <style:style style:name="P29" style:family="paragraph" style:parent-style-name="Text_20_body">
      <style:paragraph-properties fo:line-height="150%" fo:text-align="justify" style:justify-single-word="false"/>
      <style:text-properties fo:font-size="11pt" officeooo:rsid="0018f2ed" officeooo:paragraph-rsid="0018f2ed" style:font-size-asian="11pt" style:font-size-complex="11pt"/>
    </style:style>
    <style:style style:name="P30" style:family="paragraph" style:parent-style-name="Text_20_body">
      <style:paragraph-properties fo:margin-left="0cm" fo:margin-right="0cm" fo:margin-top="0cm" fo:margin-bottom="0cm" loext:contextual-spacing="false" style:line-height-at-least="0.688cm" fo:text-indent="0cm" style:auto-text-indent="false"/>
      <style:text-properties fo:color="#000000" loext:padding="0cm" loext:border="none"/>
    </style:style>
    <style:style style:name="P3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arial" fo:font-size="10.5pt" fo:letter-spacing="normal" fo:font-style="normal" fo:font-weight="normal" style:font-name-asian="arial" style:font-size-asian="10.5pt" style:font-style-asian="normal" style:font-weight-asian="normal" style:font-name-complex="arial" style:font-size-complex="10.5pt" style:font-style-complex="normal" style:font-weight-complex="normal" loext:padding="0cm" loext:border="none"/>
    </style:style>
    <style:style style:name="P32" style:family="paragraph" style:parent-style-name="Text_20_body">
      <style:paragraph-properties fo:margin-top="0cm" fo:margin-bottom="0cm" loext:contextual-spacing="false"/>
    </style:style>
    <style:style style:name="P33" style:family="paragraph" style:parent-style-name="Preformatted_20_Text">
      <style:paragraph-properties fo:margin-left="0cm" fo:margin-right="0cm" fo:margin-top="0cm" fo:margin-bottom="0cm" loext:contextual-spacing="false" style:line-height-at-least="0.953cm" fo:text-align="justify" style:justify-single-word="false" fo:text-indent="0cm" style:auto-text-indent="false" fo:padding="0cm" fo:border="none" style:writing-mode="lr-tb"/>
      <style:text-properties style:font-name="Century Schoolbook L" fo:font-size="10pt" style:font-size-asian="10pt" style:font-size-complex="10pt"/>
    </style:style>
    <style:style style:name="T1" style:family="text">
      <style:text-properties officeooo:rsid="00132bff"/>
    </style:style>
    <style:style style:name="T2" style:family="text">
      <style:text-properties fo:font-weight="normal" officeooo:rsid="0015837c" style:font-weight-asian="normal" style:font-weight-complex="normal"/>
    </style:style>
    <style:style style:name="T3" style:family="text">
      <style:text-properties officeooo:rsid="0014367b"/>
    </style:style>
    <style:style style:name="T4" style:family="text">
      <style:text-properties officeooo:rsid="0015837c"/>
    </style:style>
    <style:style style:name="T5" style:family="text">
      <style:text-properties officeooo:rsid="00163824"/>
    </style:style>
    <style:style style:name="T6" style:family="text">
      <style:text-properties fo:font-variant="normal" fo:text-transform="none" fo:color="#262626" style:font-name="Century Schoolbook L" fo:font-size="11pt" fo:letter-spacing="normal" fo:font-style="normal" fo:font-weight="normal" style:font-size-asian="11pt" style:font-size-complex="11pt"/>
    </style:style>
    <style:style style:name="T7" style:family="text">
      <style:text-properties fo:font-variant="normal" fo:text-transform="none" fo:color="#262626" style:font-name="Century Schoolbook L" fo:font-size="11pt" fo:letter-spacing="normal" fo:font-style="normal" fo:font-weight="normal" officeooo:rsid="00174236" style:font-size-asian="11pt" style:font-size-complex="11pt"/>
    </style:style>
    <style:style style:name="T8" style:family="text">
      <style:text-properties fo:font-variant="normal" fo:text-transform="none" fo:color="#000000" style:font-name="Century Schoolbook L" fo:font-size="11pt" fo:letter-spacing="normal" fo:font-style="normal" fo:font-weight="normal" officeooo:rsid="00174236" style:font-size-asian="11pt" style:font-size-complex="11pt"/>
    </style:style>
    <style:style style:name="T9" style:family="text">
      <style:text-properties fo:font-variant="normal" fo:text-transform="none" fo:color="#000000" style:font-name="Century Schoolbook L" fo:font-size="10pt" fo:letter-spacing="normal" fo:font-style="normal" fo:font-weight="normal" officeooo:rsid="00174236" style:font-size-asian="10pt" style:font-size-complex="10pt"/>
    </style:style>
    <style:style style:name="T10" style:family="text">
      <style:text-properties fo:color="#000000" style:font-name="Century Schoolbook L" fo:font-size="10pt" fo:letter-spacing="normal" style:font-size-asian="10pt" style:font-size-complex="10pt"/>
    </style:style>
    <style:style style:name="T11" style:family="text">
      <style:text-properties officeooo:rsid="0018f2ed"/>
    </style:style>
    <style:style style:name="T12" style:family="text">
      <style:text-properties fo:language="pt" fo:country="PT"/>
    </style:style>
    <style:style style:name="T13" style:family="text">
      <style:text-properties style:font-name="Century Schoolbook L" fo:font-size="10pt" fo:language="pt" fo:country="PT" style:font-size-asian="10pt" style:font-size-complex="10pt"/>
    </style:style>
    <style:style style:name="T14" style:family="text">
      <style:text-properties style:font-name="Century Schoolbook L" fo:language="pt" fo:country="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POSITIVOS DE ENTRADA E SAÍDA – HARDWARE</text:p>
      <text:p text:style-name="P1"/>
      <text:p text:style-name="Standard"/>
      <text:p text:style-name="Standard"/>
      <text:p text:style-name="P3">- <text:span text:style-name="T3">Introdução</text:span></text:p>
      <text:p text:style-name="P7">Chamamos de dispositivos de entrada e saída <text:span text:style-name="T3">(ou Periféricos)</text:span> os dispositivos encarregados de incorporar e extrair <text:span text:style-name="T1">informação </text:span>de um <text:span text:style-name="T1">computador.</text:span></text:p>
      <text:p text:style-name="P7">Os periféricos são dispositivos instalados junto ao computador, cuja a função é auxiliar na comunicação homem/máquina. </text:p>
      <text:p text:style-name="P7">Estes dispositivos poderão estar na periferia (em torno) do computador ou dentro do próprio gabinete. O gabinete é uma caixa metálica na horizontal ou vertical, que tem a função de servir como suporte à placa-mãe, drives de comutação e outros dispositivos eletrônicos. Nele são conectados os periféricos. Geralmente, os gabinetes dos PC's possuem chaves de comutação:</text:p>
      <text:p text:style-name="P7"/>
      <text:list xml:id="list1467939691571771787" text:style-name="L1">
        <text:list-item>
          <text:p text:style-name="P16">I/O ou On/Off - sua função é ligar ou desligar o computador.</text:p>
        </text:list-item>
        <text:list-item>
          <text:p text:style-name="P16">Reset - este botão corta momentaneamente a alimentação elétrica fornecida à memória RAM, forçando a reinicialização do Sistema Operacional.</text:p>
        </text:list-item>
        <text:list-item>
          <text:p text:style-name="P16">Turbo - tem a função de acelerar ou desacelerar a velocidade de processamento do computador. Nos computadores atuais esta chave caiu em desuso devido a existência de um único modo de funcionamento.</text:p>
        </text:list-item>
      </text:list>
      <text:p text:style-name="P7"/>
      <text:p text:style-name="P6"/>
      <text:p text:style-name="P2"/>
      <text:p text:style-name="P2">- Dispositivos de Entrada:</text:p>
      <text:p text:style-name="P6">Inserem dados no processador. O usuário ao utilizar o computador, precisa de meios que permitam a entrada de desejados e a conseq<text:span text:style-name="T3">u</text:span>ente saída. Para isso existem os periféricos de entrada e saída. O periférico de entrada mais comum é o teclado.. No caso dos periféricos de entrada, além do teclado existem vários outros meios que permitem a entrada dos dados, alguns deles são:</text:p>
      <text:list xml:id="list1202449790681613688" text:style-name="L2">
        <text:list-item>
          <text:p text:style-name="P17"><text:span text:style-name="T1">O</text:span> teclado - que permite incorporar informação através de caracteres alfanuméricos de teclas pressionadas; </text:p>
        </text:list-item>
        <text:list-item>
          <text:p text:style-name="P17"><text:span text:style-name="T1">O</text:span> mouse - que funciona para anotar elementos em um <text:span text:style-name="T1">ambiente </text:span>gráfico; o joystick, elemento alongado utilizado para jogos, bem como para o ambiente gráfico; </text:p>
        </text:list-item>
        <text:list-item>
          <text:p text:style-name="P17"><text:span text:style-name="T1">O</text:span> lápis óptico - que funciona como um substituto do mouse e é usado para anotar elementos em um ambiente gráfico; </text:p>
        </text:list-item>
        <text:list-item>
          <text:p text:style-name="P18"><text:soft-page-break/><text:span text:style-name="T1">O</text:span> microfone - que serve para capturar vibrações que gera o som e transmitir informação à máquina; </text:p>
        </text:list-item>
        <text:list-item>
          <text:p text:style-name="P18"><text:span text:style-name="T3">A </text:span>câmera <text:span text:style-name="T3">(webcam) - </text:span><text:s/>que capta imagens e as transporta a um ambiente digital; </text:p>
        </text:list-item>
        <text:list-item>
          <text:p text:style-name="P17"><text:span text:style-name="T1">O</text:span> escâner - que também recebe imagens de documentos.</text:p>
        </text:list-item>
      </text:list>
      <text:p text:style-name="P8"/>
      <text:p text:style-name="P8"/>
      <text:p text:style-name="P4">- <text:span text:style-name="T1">Dispositivos de saída:</text:span></text:p>
      <text:p text:style-name="P5">A medida que ocorre a evolução dos periféricos, está ficando mais difícil definir quais são os dispositivos de entrada e saída, uma vez que, muitos mantém uma função híbrida.</text:p>
      <text:p text:style-name="P12">Em <text:span text:style-name="T1">relação </text:span>aos dispositivos de saída, alguns exemplos são: </text:p>
      <text:list xml:id="list6986275349720930227" text:style-name="L3">
        <text:list-item>
          <text:p text:style-name="P23"><text:span text:style-name="T1">O</text:span> monitor - <text:s/>que é responsável em mostrar dados visuais ao usuário; </text:p>
        </text:list-item>
        <text:list-item>
          <text:p text:style-name="P23"><text:span text:style-name="T1">O</text:span>s alto-falantes - que transmitem som; </text:p>
        </text:list-item>
        <text:list-item>
          <text:p text:style-name="P23"><text:span text:style-name="T1">A</text:span> impressora <text:span text:style-name="T4">comum</text:span> - <text:s/>que registra em papel a informação, entre outros.</text:p>
        </text:list-item>
      </text:list>
      <text:p text:style-name="P12"/>
      <text:p text:style-name="P26"><text:span text:style-name="T11">RASTER SYSTEM</text:span></text:p>
      <text:p text:style-name="P28"><text:bookmark text:name="tw-target-text"/><text:span text:style-name="T14">Uma varredura de varredura, ou varredura de varredura, é o padrão retangular de captura e reconstrução de imagens na televisão. Por analogia, o termo é usado para gráficos raster, o padrão de armazenamento e transmissão de imagens usado na maioria dos sistemas de imagens de bitmap de computadores. A palavra raster vem da palavra latina rastrum (rake), derivada de radere (raspar); veja também rastrum, um instrumento para desenhar linhas de pauta musical. O padrão deixado pelas linhas de um ancinho, quando desenhado reto, se assemelha às linhas paralelas de uma varredura: essa varredura linha por linha é o que cria uma varredura. É um processo sistemático de cobrir a área progressivamente, uma linha de cada vez. Embora muitas vezes seja muito mais rápido, é semelhante no sentido mais geral ao modo como o olhar viaja quando se lê linhas de texto.</text:span></text:p>
      <text:p text:style-name="P28"><text:span text:style-name="T14"/></text:p>
      <text:p text:style-name="P29"><text:span text:style-name="T14">Digitalizar linhas</text:span></text:p>
      <text:p text:style-name="P29"><text:span text:style-name="T14">Em uma varredura de varredura, uma imagem é subdividida em uma sequência de tiras (geralmente horizontais) conhecidas como "linhas de varredura". Cada linha de varredura pode </text:span><text:soft-page-break/><text:span text:style-name="T14">ser transmitida na forma de um sinal analógico à medida que é lida a partir da fonte de vídeo, como em sistemas de televisão, ou ainda pode ser dividida em pixels discretos para processamento em um sistema de computador. Essa ordem de pixels por linhas é conhecida como ordem de varredura ou ordem de varredura de varredura. A televisão analógica possui linhas de varredura discretas (resolução vertical discreta), mas não possui pixels discretos (resolução horizontal) - em vez disso, varia o sinal continuamente na linha de varredura. Assim, enquanto o número de linhas de varredura (resolução vertical) é definido sem ambiguidade, a resolução horizontal é mais aproximada, de acordo com a rapidez com que o sinal pode mudar ao longo da linha de varredura.</text:span></text:p>
      <text:p text:style-name="P29"><text:span text:style-name="T14"/></text:p>
      <text:p text:style-name="P26"><text:span text:style-name="T6">No ano de 1970 foi lançado o VT05 da Dec com seu incrível teleimpressor embutido. Pela primeira vez um computador pessoal utilizara um monitor para exibir os dados em tempo real. Apenas uma cor se encarregava de imprimir suas incríveis 20 linhas e 72 colunas de caracteres alfanuméricos.</text:span></text:p>
      <text:p text:style-name="P14"><text:span text:style-name="T7">1980 </text:span><text:span text:style-name="T8">-</text:span><text:span text:style-name="T9"> </text:span><text:span text:style-name="T10">HX-20 da Epson (1982) No início da década de 80 as telas de cristal líquido começam a ser incorporadas aos computadores.</text:span></text:p>
      <text:p text:style-name="P22">Tão coloridos como uma calculadora – Notebooks.</text:p>
      <text:p text:style-name="P9"/>
      <text:list xml:id="list223139624389463" text:continue-numbering="true" text:style-name="L3">
        <text:list-header>
          <text:p text:style-name="P23"/>
        </text:list-header>
      </text:list>
      <text:p text:style-name="P10">- <text:span text:style-name="T1">Dispositivos Híbridos</text:span></text:p>
      <text:p text:style-name="P11">Além destes elementos, existem outros dispositivos que cumprem com essas funções. Assim, por exemplo, é possível nomear as telas táteis, as unidades de armazenamento como CD, DVD, USB, etc.</text:p>
      <text:p text:style-name="P11">São dispositivos de entrada e/ou saída ao mesmo tempo. Também conhecidos como dispositivos de I/O (Input e Out)</text:p>
      <text:list xml:id="list2663812676234531074" text:style-name="L4">
        <text:list-item>
          <text:p text:style-name="P27">Memória RAM <text:span text:style-name="T3">(Entrada, Saída e Híbrido).</text:span></text:p>
        </text:list-item>
        <text:list-item>
          <text:p text:style-name="P24"><text:span text:style-name="T2">Placa Controladora </text:span>- A placa controladora fornece uma interface entre a CPU e o HARDWARE de fato de entrada e saída. Todos os subsistemas de entrada e saída possuem circuitos especializados de controle.</text:p>
        </text:list-item>
        <text:list-item>
          <text:p text:style-name="P27">Pendrive</text:p>
        </text:list-item>
        <text:list-item>
          <text:p text:style-name="P27"><text:soft-page-break/>CD/DVD</text:p>
        </text:list-item>
        <text:list-item>
          <text:p text:style-name="P27">Impressora Multifuncional</text:p>
        </text:list-item>
        <text:list-item>
          <text:p text:style-name="P19">Modem - Responsável pela transmissão de informações a longas distâncias, ele converte os sinais digitais do computador em sinais análogos para a transmissão dos dados no sistema telefônico. Um modem é um dispositivo de hardware que permite a conexão de dois computadores por meio de linhas telefônicas. Primeiro, o modem do computador emissor modula os sinais digitais do computador em sinais anal<text:span text:style-name="T5">ó</text:span>gicos que viajam pelas linhas telefônicas. Depois, o modem do computador receptor demodula o sinal analógico de volta para sinal digital que os computadores compreendem.</text:p>
          <text:p text:style-name="P20"/>
        </text:list-item>
        <text:list-item>
          <text:p text:style-name="P24"><text:span text:style-name="T2">Placa de Rede - </text:span>Devido a transmissão e o recebimento de dados através das redes de computadores podemos considerá-la como um periférico de entrada/saída de dados, de comunicação e também de armazenamento de dados. Através de placas de rede (por exemplo, Ethernet) conectadas internamente nos computadores usuários podem receber/enviar, compartilhar e armazenar informações utilizando redes locais (Intranet) ou a rede mundial (Internet). O acesso a rede mundial também pode ser feito com uma placa de fax/modem (externa ou interna) conectada a um computador doméstico e a uma linha telefônica.</text:p>
        </text:list-item>
      </text:list>
      <text:p text:style-name="P13"/>
      <text:p text:style-name="P15">MOCA – Motion Capture</text:p>
      <text:p text:style-name="P15">O processo de captura tem duas fases. Na primeira fase as posições espaciais dos sensores são capturadas e usadas para deduzir as posições das juntas do esqueleto do ator. Esta fase é observada e dirigida em tempo-real pelo diretor. Na segunda fase o esqueleto é revestido de volume e processos de rendering são aplic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inherit" svg:font-family="inherit"/>
    <style:font-face style:name="FreeSans2" svg:font-family="FreeSans" style:font-family-generic="swiss"/>
    <style:font-face style:name="Century Schoolbook L" svg:font-family="'Century Schoolbook 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adrã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do_20_texto" style:display-name="Corpo do texto"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o_20_plano_20_de_20_fundo" style:display-name="Objetos do plano de fu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18:24:53.573446946</meta:creation-date>
    <dc:date>2020-03-15T22:31:38.602192921</dc:date>
    <meta:editing-duration>PT31M50S</meta:editing-duration>
    <meta:editing-cycles>4</meta:editing-cycles>
    <meta:generator>LibreOffice/5.1.6.2$Linux_X86_64 LibreOffice_project/10m0$Build-2</meta:generator>
    <meta:document-statistic meta:table-count="0" meta:image-count="0" meta:object-count="0" meta:page-count="4" meta:paragraph-count="43" meta:word-count="1120" meta:character-count="6924" meta:non-whitespace-character-count="5851"/>
  </office:meta>
</office:document-meta>
</file>